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ahoma1" svg:font-family="Tahoma"/>
    <style:font-face style:name="Nimbus Roman No9 L1" svg:font-family="'Nimbus Roman No9 L'" style:font-pitch="variable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mParaKeepWithNext">
      <style:text-properties style:font-name="Nimbus Sans L" style:font-name-asian="Mincho" style:font-name-complex="Tahoma"/>
    </style:style>
    <style:style style:name="P2" style:family="paragraph" style:parent-style-name="Standard">
      <style:text-properties officeooo:paragraph-rsid="001b8e71"/>
    </style:style>
    <style:style style:name="P3" style:family="paragraph" style:parent-style-name="Standard">
      <style:text-properties officeooo:paragraph-rsid="001c8f1b"/>
    </style:style>
    <style:style style:name="P4" style:family="paragraph" style:parent-style-name="Standard">
      <style:text-properties officeooo:rsid="001e268b" officeooo:paragraph-rsid="001e268b"/>
    </style:style>
    <style:style style:name="P5" style:family="paragraph" style:parent-style-name="Standard">
      <style:text-properties officeooo:paragraph-rsid="001f4005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Nimbus Sans L" style:font-name-asian="Mincho" style:font-name-complex="Tahoma"/>
    </style:style>
    <style:style style:name="T2" style:family="text">
      <style:text-properties officeooo:rsid="001c8f1b"/>
    </style:style>
    <style:style style:name="T3" style:family="text">
      <style:text-properties officeooo:rsid="001f4005"/>
    </style:style>
    <style:style style:name="T4" style:family="text">
      <style:text-properties officeooo:rsid="001e268b"/>
    </style:style>
    <style:style style:name="T5" style:family="text">
      <style:text-properties style:font-name="Ubuntu Condensed" fo:font-size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Condensed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 Condensed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his will be replaced with</text:span><text:span text:style-name="T1"><office:annotation><dc:date>2008-06-02T00:00:00</dc:date><text:p><text:span text:style-name="T5">do text</text:span></text:p><text:p><text:span text:style-name="T5">from xhtml(dummy.getAt1())</text:span></text:p></office:annotation></text:span><text:span text:style-name="T1"> content from a xhtml function (see note) that will produce some paragraphs. The 3 last paragraphs will keep with the signature hereafter.</text:span></text:p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<office:annotation><dc:creator>Auteur inconnu</dc:creator><dc:date>2015-05-11T16:38:14</dc:date><text:p text:style-name="P6"><text:span text:style-name="T7">do text</text:span></text:p><text:p text:style-name="P6"><text:span text:style-name="T7">from xhtml(xhtml1, keepWithNext=1)</text:span></text:p></office:annotation>This text will be replaced with a call to function “xhtml” with param “keepWithNext=1” (last line is a paragraph)</text:p>
      <text:p text:style-name="Standard"/>
      <text:p text:style-name="Standard"><office:annotation><dc:creator>Auteur inconnu</dc:creator><dc:date>2015-05-11T16:38:14</dc:date><text:p text:style-name="P6"><text:span text:style-name="T7">do text</text:span></text:p><text:p text:style-name="P6"><text:span text:style-name="T7">from xhtml(xhtml2, keepWithNext=1)</text:span></text:p></office:annotation>This text will be replaced with a call to function “xhtml” with param “keepWithNext=1” (last line is a bullet item)</text:p>
      <text:p text:style-name="Standard"/>
      <text:p text:style-name="Standard"><office:annotation><dc:creator>Auteur inconnu</dc:creator><dc:date>2015-05-11T16:38:14</dc:date><text:p text:style-name="P6"><text:span text:style-name="T7">do text</text:span></text:p><text:p text:style-name="P6"><text:span text:style-name="T7">from xhtml(xhtml3, keepWithNext=1)</text:span></text:p></office:annotation>This text will be replaced with a call to function “xhtml” with param “keepWithNext=1” (last line is a number item)</text:p>
      <text:p text:style-name="Standard"><office:annotation><dc:creator>Auteur inconnu</dc:creator><dc:date>2017-08-24T15:06:51</dc:date><text:p text:style-name="P6"><text:span text:style-name="T6">do text</text:span></text:p><text:p text:style-name="P6"><text:span text:style-name="T6">from xhtml(xhtml4)</text:span></text:p></office:annotation></text:p>
      <text:p text:style-name="P2"><office:annotation><dc:creator>Auteur inconnu</dc:creator><dc:date>2017-08-24T15:06:51</dc:date><text:p text:style-name="P6"><text:span text:style-name="T6">do text</text:span></text:p><text:p text:style-name="P6"><text:span text:style-name="T6">from xhtml(xhtml5)</text:span></text:p></office:annotation></text:p>
      <text:p text:style-name="P3"><office:annotation><dc:creator>Auteur inconnu</dc:creator><dc:date>2017-08-24T15:06:51</dc:date><text:p text:style-name="P6"><text:span text:style-name="T6">do text</text:span></text:p><text:p text:style-name="P6"><text:span text:style-name="T6">from xhtml(xhtml6, keepWithNext=20)</text:span></text:p></office:annotation><text:span text:style-name="T2">This text will be replaced with a a call to function “xhtml” with param “keepWithNext=20”</text:span></text:p>
      <text:p text:style-name="P3"/>
      <text:p text:style-name="P4"><office:annotation><dc:creator>Auteur inconnu</dc:creator><dc:date>2018-07-26T08:56:19.207303426</dc:date><text:p text:style-name="P6"><text:span text:style-name="T6">do text</text:span></text:p><text:p text:style-name="P6"><text:span text:style-name="T6">from xhtml(xhtml7, keepWithNext=30)</text:span></text:p></office:annotation>This will be replaced with a table that will be split.</text:p>
      <text:p text:style-name="P5"><text:span text:style-name="T4"><office:annotation><dc:creator>Auteur inconnu</dc:creator><dc:date>2018-07-26T08:56:19.207303426</dc:date><text:p text:style-name="P6"><text:span text:style-name="T6">do text</text:span></text:p><text:p text:style-name="P6"><text:span text:style-name="T6">from xhtml(xhtml8, keepWithNext=30)</text:span></text:p></office:annotation></text:span><text:span text:style-name="T4">Test with a table whose attribute “style” contains entitites around the name of a font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ahoma1" svg:font-family="Tahoma"/>
    <style:font-face style:name="Nimbus Roman No9 L1" svg:font-family="'Nimbus Roman No9 L'" style:font-pitch="variable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$Linux_X86_64 LibreOffice_project/30$Build-2</meta:generator>
    <meta:initial-creator>Gaetan Delannay</meta:initial-creator>
    <meta:creation-date>2007-08-06T12:09:45</meta:creation-date>
    <dc:date>2019-11-15T10:41:46.068747688</dc:date>
    <dc:language>en-US</dc:language>
    <meta:editing-cycles>27</meta:editing-cycles>
    <meta:editing-duration>PT3H41M34S</meta:editing-duration>
    <meta:document-statistic meta:table-count="0" meta:image-count="0" meta:object-count="0" meta:page-count="1" meta:paragraph-count="12" meta:word-count="142" meta:character-count="806" meta:non-whitespace-character-count="671"/>
    <meta:user-defined meta:name="Info 1"/>
    <meta:user-defined meta:name="Info 2"/>
    <meta:user-defined meta:name="Info 3"/>
    <meta:user-defined meta:name="Info 4"/>
  </office:meta>
</office:document-meta>
</file>